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solid" draw:fill-color="#b4c7dc" draw:opacity="100%"/>
      <style:paragraph-properties fo:margin-top="0in" fo:margin-bottom="0.1402in" style:contextual-spacing="false" fo:background-color="#b4c7dc"/>
      <style:text-properties officeooo:paragraph-rsid="0011bd45"/>
    </style:style>
    <style:style style:name="P2" style:family="paragraph" style:parent-style-name="Text_20_body">
      <loext:graphic-properties draw:fill="solid" draw:fill-color="#dddddd" draw:opacity="100%"/>
      <style:paragraph-properties fo:margin-top="0in" fo:margin-bottom="0.1799in" style:contextual-spacing="false" fo:background-color="#dddddd"/>
      <style:text-properties officeooo:paragraph-rsid="0011bd45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</style:style>
    <style:style style:name="P8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19973"/>
    </style:style>
    <style:style style:name="P10" style:family="paragraph" style:parent-style-name="Text_20_body">
      <style:paragraph-properties fo:margin-top="0.0598in" fo:margin-bottom="0.1402in" style:contextual-spacing="false"/>
    </style:style>
    <style:style style:name="P11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officeooo:paragraph-rsid="0014ced0"/>
    </style:style>
    <style:style style:name="P12" style:family="paragraph" style:parent-style-name="Heading_20_1">
      <style:paragraph-properties fo:margin-top="0in" fo:margin-bottom="0in" style:contextual-spacing="false" fo:break-before="page"/>
      <style:text-properties officeooo:paragraph-rsid="000fc672"/>
    </style:style>
    <style:style style:name="P13" style:family="paragraph" style:parent-style-name="Heading_20_1">
      <style:paragraph-properties fo:margin-top="0in" fo:margin-bottom="0in" style:contextual-spacing="false" fo:break-before="page"/>
      <style:text-properties officeooo:paragraph-rsid="0011bd45"/>
    </style:style>
    <style:style style:name="P14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5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officeooo:rsid="00119973"/>
    </style:style>
    <style:style style:name="T4" style:family="text">
      <style:text-properties officeooo:rsid="00134178"/>
    </style:style>
    <style:style style:name="T5" style:family="text">
      <style:text-properties officeooo:rsid="0014ced0"/>
    </style:style>
    <style:style style:name="T6" style:family="text">
      <style:text-properties officeooo:rsid="0015eae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19. Find K-th Smallest Pair Distance</text:h>
      <text:p text:style-name="P5">The <text:span text:style-name="Strong_20_Emphasis"><text:span text:style-name="T1">distance of a pair</text:span></text:span> of integers <text:span text:style-name="Source_20_Text"><text:span text:style-name="T2">a</text:span></text:span> and <text:span text:style-name="Source_20_Text"><text:span text:style-name="T2">b</text:span></text:span> is defined as the absolute difference between <text:span text:style-name="Source_20_Text"><text:span text:style-name="T2">a</text:span></text:span> and <text:span text:style-name="Source_20_Text"><text:span text:style-name="T2">b</text:span></text:span>.</text:p>
      <text:p text:style-name="P5">Given an integer array <text:span text:style-name="Source_20_Text"><text:span text:style-name="T2">nums</text:span></text:span> and an integer <text:span text:style-name="Source_20_Text"><text:span text:style-name="T2">k</text:span></text:span>, return <text:span text:style-name="Emphasis"><text:span text:style-name="T1">the</text:span></text:span> <text:span text:style-name="Source_20_Text"><text:span text:style-name="T2">k</text:span></text:span><text:span text:style-name="Source_20_Text"><text:span text:style-name="T1">th</text:span></text:span> <text:span text:style-name="Emphasis"><text:span text:style-name="T1">smallest </text:span></text:span><text:span text:style-name="Emphasis"><text:span text:style-name="Strong_20_Emphasis"><text:span text:style-name="T1">distance among all the pairs</text:span></text:span></text:span> <text:span text:style-name="Source_20_Text"><text:span text:style-name="T2">nums[i]</text:span></text:span> <text:span text:style-name="Emphasis"><text:span text:style-name="T1">and</text:span></text:span> <text:span text:style-name="Source_20_Text"><text:span text:style-name="T2">nums[j]</text:span></text:span> <text:span text:style-name="Emphasis"><text:span text:style-name="T1">where</text:span></text:span> <text:span text:style-name="Source_20_Text"><text:span text:style-name="T2">0 &lt;= i &lt; j &lt; nums.length</text:span></text:span>.</text:p>
      <text:p text:style-name="P5"> </text:p>
      <text:p text:style-name="P5"><text:span text:style-name="Strong_20_Emphasis"><text:span text:style-name="T1">Example 1:</text:span></text:span></text:p>
      <text:p text:style-name="P4"><text:span text:style-name="Strong_20_Emphasis"><text:span text:style-name="T1">Input:</text:span></text:span> nums = [1,3,1], k = 1</text:p>
      <text:p text:style-name="P4"><text:span text:style-name="Strong_20_Emphasis"><text:span text:style-name="T1">Output:</text:span></text:span> 0</text:p>
      <text:p text:style-name="P4"><text:span text:style-name="Strong_20_Emphasis"><text:span text:style-name="T1">Explanation:</text:span></text:span> Here are all the pairs:</text:p>
      <text:p text:style-name="P4">(1,3) -&gt; 2</text:p>
      <text:p text:style-name="P4">(1,1) -&gt; 0</text:p>
      <text:p text:style-name="P4">(3,1) -&gt; 2</text:p>
      <text:p text:style-name="P3">Then the 1<text:span text:style-name="T1">st</text:span> smallest distance pair is (1,1), and its distance is 0.</text:p>
      <text:p text:style-name="P5"><text:span text:style-name="Strong_20_Emphasis"><text:span text:style-name="T1">Example 2:</text:span></text:span></text:p>
      <text:p text:style-name="P4"><text:span text:style-name="Strong_20_Emphasis"><text:span text:style-name="T1">Input:</text:span></text:span> nums = [1,1,1], k = 2</text:p>
      <text:p text:style-name="P3"><text:span text:style-name="Strong_20_Emphasis"><text:span text:style-name="T1">Output:</text:span></text:span> 0</text:p>
      <text:p text:style-name="P5"><text:span text:style-name="Strong_20_Emphasis"><text:span text:style-name="T1">Example 3:</text:span></text:span></text:p>
      <text:p text:style-name="P4"><text:span text:style-name="Strong_20_Emphasis"><text:span text:style-name="T1">Input:</text:span></text:span> nums = [1,6,1], k = 3</text:p>
      <text:p text:style-name="P3"><text:span text:style-name="Strong_20_Emphasis"><text:span text:style-name="T1">Output:</text:span></text:span> 5</text:p>
      <text:p text:style-name="P5"> </text:p>
      <text:p text:style-name="P5"><text:span text:style-name="Strong_20_Emphasis"><text:span text:style-name="T1">Constraints:</text:span></text:span></text:p>
      <text:list xml:id="list162247418" text:style-name="L1">
        <text:list-item>
          <text:p text:style-name="P14"><text:span text:style-name="Source_20_Text"><text:span text:style-name="T2">n == nums.length</text:span></text:span></text:p>
        </text:list-item>
        <text:list-item>
          <text:p text:style-name="P14"><text:span text:style-name="Source_20_Text"><text:span text:style-name="T2">2 &lt;= n &lt;= 10</text:span></text:span><text:span text:style-name="Source_20_Text"><text:span text:style-name="T1">4</text:span></text:span></text:p>
        </text:list-item>
        <text:list-item>
          <text:p text:style-name="P14"><text:span text:style-name="Source_20_Text"><text:span text:style-name="T2">0 &lt;= nums[i] &lt;= 10</text:span></text:span><text:span text:style-name="Source_20_Text"><text:span text:style-name="T1">6</text:span></text:span></text:p>
        </text:list-item>
        <text:list-item>
          <text:p text:style-name="P15"><text:span text:style-name="Source_20_Text"><text:span text:style-name="T2">1 &lt;= k &lt;= n * (n - 1) / 2</text:span></text:span></text:p>
        </text:list-item>
      </text:list>
      <text:p text:style-name="Text_20_body"/>
      <text:h text:style-name="P12" text:outline-level="1">719. Find K-th Smallest Pair Distance</text:h>
      <text:p text:style-name="P6">/*</text:p>
      <text:p text:style-name="P6"><text:s text:c="4"/>Brute force (naive)- TLE</text:p>
      <text:p text:style-name="P6"><text:s text:c="4"/>n: size of input array</text:p>
      <text:p text:style-name="P6"><text:s text:c="4"/>mx: maximum number in input array</text:p>
      <text:p text:style-name="P6"><text:s text:c="4"/>Time complexity: O(n^2+mxlogmx)</text:p>
      <text:p text:style-name="P6"><text:s text:c="4"/>Space complexity: O(mx)</text:p>
      <text:p text:style-name="P6">*/</text:p>
      <text:p text:style-name="P6">typedef std::vector&lt;int&gt; vi;</text:p>
      <text:p text:style-name="P6"/>
      <text:p text:style-name="P6">class Solution {</text:p>
      <text:p text:style-name="P6"><text:s text:c="4"/>public:</text:p>
      <text:p text:style-name="P6"><text:s text:c="8"/>int smallestDistancePair(vi&amp; nums, int k) {</text:p>
      <text:p text:style-name="P6"><text:s text:c="12"/>int n = nums.size();</text:p>
      <text:p text:style-name="P6"><text:s text:c="12"/>vi diffs;</text:p>
      <text:p text:style-name="P6"><text:s text:c="12"/>for(int i=0;i&lt;n-1;++i){</text:p>
      <text:p text:style-name="P6"><text:s text:c="16"/>for(int j=i+1;j&lt;n;++j){</text:p>
      <text:p text:style-name="P6"><text:s text:c="20"/>diffs.push_back(abs(nums[i]-nums[j]));</text:p>
      <text:p text:style-name="P6"><text:s text:c="16"/>}</text:p>
      <text:p text:style-name="P6"><text:s text:c="12"/>}</text:p>
      <text:p text:style-name="P6"/>
      <text:p text:style-name="P6"><text:s text:c="12"/>std::sort(diffs.begin(),diffs.end());</text:p>
      <text:p text:style-name="P6"/>
      <text:p text:style-name="P6"><text:s text:c="12"/>return diffs[k-1];</text:p>
      <text:p text:style-name="P6"/>
      <text:p text:style-name="P6"><text:s text:c="8"/>}</text:p>
      <text:p text:style-name="P6">};</text:p>
      <text:h text:style-name="P13" text:outline-level="1">719. Find K-th Smallest Pair Distance</text:h>
      <text:p text:style-name="P6">/*</text:p>
      <text:p text:style-name="P6"><text:s text:c="4"/>Linear search - <text:span text:style-name="T6">TLE</text:span></text:p>
      <text:p text:style-name="P6"><text:s text:c="4"/>n: size of input array</text:p>
      <text:p text:style-name="P6"><text:s text:c="4"/>mx: maximum number in input array</text:p>
      <text:p text:style-name="P6"><text:s text:c="4"/>Time complexity: O(nlogn+mx^2)</text:p>
      <text:p text:style-name="P6"><text:s text:c="4"/>Space complexity: O(1)</text:p>
      <text:p text:style-name="P6">*/</text:p>
      <text:p text:style-name="P6">typedef std::vector&lt;int&gt; vi;</text:p>
      <text:p text:style-name="P6">class Solution {</text:p>
      <text:p text:style-name="P6"><text:s text:c="4"/>public:</text:p>
      <text:p text:style-name="P6"><text:s text:c="8"/>int smallestDistancePair(vi&amp; nums, int k) {</text:p>
      <text:p text:style-name="P6"><text:s text:c="12"/>int n=nums.size();</text:p>
      <text:p text:style-name="P6"><text:s text:c="12"/>std::sort(nums.begin(),nums.end());</text:p>
      <text:p text:style-name="P10"><text:s text:c="12"/>int mx=*std::max_element(nums.begin(),nums.end());</text:p>
      <text:p text:style-name="P8"><text:s text:c="12"/>/*</text:p>
      <text:p text:style-name="P8"><text:s text:c="16"/>All absolute difference are in range [0-mx],</text:p>
      <text:p text:style-name="P8"><text:s text:c="16"/>So, is the k-th smaller difference.</text:p>
      <text:p text:style-name="P8"><text:s text:c="12"/>*/</text:p>
      <text:p text:style-name="P8"><text:s text:c="12"/>for(int diff=0;diff&lt;=mx;++diff){</text:p>
      <text:p text:style-name="P7"><text:s text:c="16"/>/*</text:p>
      <text:p text:style-name="P7"><text:s text:c="20"/><text:span text:style-name="T5">Using sliding window on the input array, </text:span>count total number of pairs with</text:p>
      <text:p text:style-name="P7"><text:s text:c="20"/>absolute difference &lt;= diff</text:p>
      <text:p text:style-name="P7"><text:s text:c="16"/>*/</text:p>
      <text:p text:style-name="P7"><text:s text:c="16"/>auto count=[&amp;](void)-&gt;int{</text:p>
      <text:p text:style-name="P7"><text:s text:c="20"/>int l=0,cnt=0;</text:p>
      <text:p text:style-name="P7"><text:s text:c="20"/>for(int r=0;r&lt;n;++r){</text:p>
      <text:p text:style-name="P7"><text:s text:c="24"/>while(nums[r]-nums[l]&gt;diff) l++;</text:p>
      <text:p text:style-name="P7"><text:s text:c="24"/>cnt+=r-l;</text:p>
      <text:p text:style-name="P7"><text:s text:c="20"/>}</text:p>
      <text:p text:style-name="P7"><text:s text:c="20"/>return cnt;</text:p>
      <text:p text:style-name="P1"><text:s text:c="16"/>};</text:p>
      <text:p text:style-name="P2"><text:s text:c="16"/>int cnt=count();</text:p>
      <text:p text:style-name="P8"><text:s text:c="16"/>if(cnt&gt;=k) return diff;</text:p>
      <text:p text:style-name="P8"><text:s text:c="12"/>} <text:s text:c="11"/></text:p>
      <text:p text:style-name="P9"><text:s text:c="12"/>return -1; // N<text:span text:style-name="T3">ever reached</text:span></text:p>
      <text:p text:style-name="P6"><text:s text:c="8"/>}</text:p>
      <text:p text:style-name="P6">};</text:p>
      <text:h text:style-name="P13" text:outline-level="1">719. Find K-th Smallest Pair Distance</text:h>
      <text:p text:style-name="P6">/* <text:span text:style-name="T4">Binary</text:span> search - <text:span text:style-name="T6">AC</text:span></text:p>
      <text:p text:style-name="P6"><text:s text:c="4"/>n: size of input array</text:p>
      <text:p text:style-name="P6"><text:s text:c="4"/>mx: maximum number in input array</text:p>
      <text:p text:style-name="P6"><text:s text:c="4"/>Time complexity: O(nlogn+nlogmx)</text:p>
      <text:p text:style-name="P6"><text:s text:c="4"/>Space complexity: O(1)</text:p>
      <text:p text:style-name="P6">*/</text:p>
      <text:p text:style-name="P6">typedef std::vector&lt;int&gt; vi;</text:p>
      <text:p text:style-name="P6">class Solution {</text:p>
      <text:p text:style-name="P6"><text:s text:c="4"/>public:</text:p>
      <text:p text:style-name="P6"><text:s text:c="8"/>int smallestDistancePair(vi&amp; nums, int k) {</text:p>
      <text:p text:style-name="P6"><text:s text:c="12"/>int n=nums.size();</text:p>
      <text:p text:style-name="P6"><text:s text:c="12"/>std::sort(nums.begin(),nums.end());</text:p>
      <text:p text:style-name="P6"><text:s text:c="12"/>int mx=*std::max_element(nums.begin(),nums.end());</text:p>
      <text:p text:style-name="P8"><text:s text:c="12"/>/*</text:p>
      <text:p text:style-name="P8"><text:s text:c="16"/>All absolute difference are in range [0-mx],</text:p>
      <text:p text:style-name="P8"><text:s text:c="16"/>So, is the k-th smaller difference. <text:s text:c="15"/></text:p>
      <text:p text:style-name="P8"><text:s text:c="12"/>*/</text:p>
      <text:p text:style-name="P8"><text:s text:c="12"/>int lo=0,hi=mx;</text:p>
      <text:p text:style-name="P8"><text:s text:c="12"/>while(lo&lt;hi){</text:p>
      <text:p text:style-name="P8"><text:s text:c="16"/>int mid=(lo+hi)&gt;&gt;1;</text:p>
      <text:p text:style-name="P7"><text:s text:c="16"/>/*</text:p>
      <text:p text:style-name="P11"><text:s text:c="20"/><text:span text:style-name="T5">Using sliding window on the input array, </text:span>count total number of pairs with</text:p>
      <text:p text:style-name="P7"><text:s text:c="20"/>absolute difference &lt;= diff</text:p>
      <text:p text:style-name="P7"><text:s text:c="16"/>*/</text:p>
      <text:p text:style-name="P7"><text:s text:c="16"/>auto count=[&amp;](void)-&gt;int{</text:p>
      <text:p text:style-name="P7"><text:s text:c="20"/>int l=0,cnt=0;</text:p>
      <text:p text:style-name="P7"><text:s text:c="20"/>for(int r=0;r&lt;n;++r){</text:p>
      <text:p text:style-name="P7"><text:s text:c="24"/>while(nums[r]-nums[l]&gt;mid) l++;</text:p>
      <text:p text:style-name="P7"><text:s text:c="24"/>cnt+=r-l;</text:p>
      <text:p text:style-name="P7"><text:s text:c="20"/>}</text:p>
      <text:p text:style-name="P7"><text:s text:c="20"/>return cnt;</text:p>
      <text:p text:style-name="P7"><text:s text:c="16"/>}; <text:s text:c="7"/></text:p>
      <text:p text:style-name="P8"><text:s text:c="16"/>int cnt=count();</text:p>
      <text:p text:style-name="P8"><text:s text:c="16"/>if(cnt&gt;=k) hi=mid;</text:p>
      <text:p text:style-name="P8"><text:s text:c="16"/>else lo=mid+1;</text:p>
      <text:p text:style-name="P8"><text:s text:c="12"/>} <text:s text:c="11"/></text:p>
      <text:p text:style-name="P6"><text:s text:c="12"/>return hi; // or lo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09:54:40.320483196</meta:creation-date>
    <dc:date>2024-08-14T10:44:53.562380427</dc:date>
    <meta:editing-duration>PT48M5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4" meta:paragraph-count="126" meta:word-count="428" meta:character-count="3764" meta:non-whitespace-character-count="2345"/>
  </office:meta>
</office:document-meta>
</file>